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automatic-styles>
    <style:style style:name="P1" style:family="paragraph" style:parent-style-name="Standard">
      <style:paragraph-properties fo:text-align="center" style:justify-single-word="false"/>
      <style:text-properties style:font-name="Segoe UI" fo:font-size="14pt" fo:font-weight="bold" officeooo:rsid="001edfbf" officeooo:paragraph-rsid="001edfbf"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Segoe UI" fo:font-weight="bold" officeooo:rsid="001edfbf" officeooo:paragraph-rsid="001edfbf" style:font-weight-asian="bold" style:font-weight-complex="bold"/>
    </style:style>
    <style:style style:name="P3" style:family="paragraph" style:parent-style-name="Standard">
      <style:paragraph-properties fo:text-align="start" style:justify-single-word="false"/>
      <style:text-properties style:font-name="Segoe UI" fo:font-weight="bold" officeooo:rsid="001edfbf" officeooo:paragraph-rsid="001edfbf" style:font-weight-asian="bold" style:font-weight-complex="bold"/>
    </style:style>
    <style:style style:name="P4" style:family="paragraph" style:parent-style-name="Standard">
      <style:paragraph-properties fo:text-align="start" style:justify-single-word="false"/>
      <style:text-properties style:font-name="Segoe UI" fo:font-weight="bold" officeooo:rsid="001fcff1" officeooo:paragraph-rsid="001fcff1" style:font-weight-asian="bold" style:font-weight-complex="bold"/>
    </style:style>
    <style:style style:name="P5" style:family="paragraph" style:parent-style-name="Standard">
      <style:paragraph-properties fo:text-align="start" style:justify-single-word="false"/>
      <style:text-properties style:font-name="Segoe UI" fo:font-weight="normal" officeooo:rsid="001fcff1" officeooo:paragraph-rsid="001fcff1" style:font-weight-asian="normal" style:font-weight-complex="normal"/>
    </style:style>
    <style:style style:name="P6" style:family="paragraph" style:parent-style-name="Standard">
      <style:paragraph-properties fo:text-align="start" style:justify-single-word="false"/>
      <style:text-properties style:font-name="Segoe UI" fo:font-weight="normal" officeooo:rsid="00212b68" officeooo:paragraph-rsid="00212b6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cff1" style:font-weight-asian="normal" style:font-weight-complex="normal"/>
    </style:style>
    <style:style style:name="T3" style:family="text">
      <style:text-properties officeooo:rsid="00221b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test framework</text:p>
      <text:p text:style-name="P2"/>
      <text:p text:style-name="P3">Purpose of document: <text:span text:style-name="T1">The purpose of this document is to discuss and introduce how the backtest framework works. </text:span><text:span text:style-name="T2">It also </text:span><text:span text:style-name="T1">explain</text:span><text:span text:style-name="T2">s some</text:span><text:span text:style-name="T1"> implementation </text:span><text:span text:style-name="T2">details with features and limitations.</text:span></text:p>
      <text:p text:style-name="P3"/>
      <text:p text:style-name="P3">How order fill is determined</text:p>
      <text:p text:style-name="P3"/>
      <text:p text:style-name="P4">Problems &amp; challenges:</text:p>
      <text:p text:style-name="P5">Time is analogous in real life, but <text:span text:style-name="T3">unfortunately </text:span>in case of backtesting <text:span text:style-name="T3">this cannot be met</text:span>. </text:p>
      <text:p text:style-name="P5">In case of backtesting….</text:p>
      <text:p text:style-name="P5"/>
      <text:p text:style-name="P6">Because of these reasons, in some cases it is impossible to tell which order got filled first.</text:p>
      <text:p text:style-name="P6">Imagine the following example:</text:p>
      <text:p text:style-name="P6">In the same candle range both stop loss and take profit order has been hit. Only by knowing the candle prices it is not possible to tell which order was fulfilled first.</text:p>
      <text:p text:style-name="P6">In this case the framework chooses the order which price is closer to the open price, because in that the case the relative <text:span text:style-name="T3">price </text:span>distance is smaller <text:span text:style-name="T3">for that</text:span> particular order, <text:span text:style-name="T3">hence it has a higher chance to be filled.</text:span></text:p>
      <text:p text:style-name="P5"/>
      <text:p text:style-name="P5">In case of backtesting, time is not continuous like in real life.</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0T16:11:51.165000000</meta:creation-date>
    <dc:date>2022-12-10T20:54:27.429000000</dc:date>
    <meta:editing-duration>PT18M2S</meta:editing-duration>
    <meta:editing-cycles>4</meta:editing-cycles>
    <meta:generator>LibreOffice/7.3.6.2$Windows_X86_64 LibreOffice_project/c28ca90fd6e1a19e189fc16c05f8f8924961e12e</meta:generator>
    <meta:document-statistic meta:table-count="0" meta:image-count="0" meta:object-count="0" meta:page-count="1" meta:paragraph-count="11" meta:word-count="163" meta:character-count="949" meta:non-whitespace-character-count="796"/>
  </office:meta>
</office:document-meta>
</file>